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933" officeooo:paragraph-rsid="0016e933"/>
    </style:style>
    <style:style style:name="P2" style:family="paragraph" style:parent-style-name="Standard">
      <style:text-properties fo:font-size="10pt" officeooo:rsid="0016e933" officeooo:paragraph-rsid="0016e933" style:font-size-asian="10pt" style:font-size-complex="10pt"/>
    </style:style>
    <style:style style:name="P3" style:family="paragraph" style:parent-style-name="Standard">
      <style:text-properties fo:font-size="12pt" officeooo:rsid="0016e933" officeooo:paragraph-rsid="0016e933" style:font-size-asian="12pt" style:font-size-complex="12pt"/>
    </style:style>
    <style:style style:name="P4" style:family="paragraph" style:parent-style-name="Standard">
      <style:text-properties fo:font-size="13pt" officeooo:rsid="001a3e37" officeooo:paragraph-rsid="001b08d0" style:font-size-asian="13pt" style:font-size-complex="13pt"/>
    </style:style>
    <style:style style:name="P5" style:family="paragraph" style:parent-style-name="Standard">
      <style:text-properties fo:font-size="13pt" officeooo:rsid="001b08d0" officeooo:paragraph-rsid="001b08d0" style:font-size-asian="13pt" style:font-size-complex="13pt"/>
    </style:style>
    <style:style style:name="T1" style:family="text">
      <style:text-properties officeooo:rsid="00172c91"/>
    </style:style>
    <style:style style:name="T2" style:family="text">
      <style:text-properties fo:font-style="italic" officeooo:rsid="00172c91" style:font-style-asian="italic" style:font-style-complex="italic"/>
    </style:style>
    <style:style style:name="T3" style:family="text">
      <style:text-properties fo:font-style="normal" officeooo:rsid="00172c91" style:font-style-asian="normal" style:font-style-complex="normal"/>
    </style:style>
    <style:style style:name="T4" style:family="text">
      <style:text-properties fo:font-style="normal" fo:font-weight="normal" officeooo:rsid="00172c9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officeooo:rsid="00172c91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0b1e" style:font-weight-asian="bold" style:font-weight-complex="bold"/>
    </style:style>
    <style:style style:name="T8" style:family="text">
      <style:text-properties fo:font-weight="bold" officeooo:rsid="00172c91" style:font-weight-asian="bold" style:font-weight-complex="bold"/>
    </style:style>
    <style:style style:name="T9" style:family="text">
      <style:text-properties fo:font-weight="bold" officeooo:rsid="001b08d0" style:font-weight-asian="bold" style:font-weight-complex="bold"/>
    </style:style>
    <style:style style:name="T10" style:family="text">
      <style:text-properties fo:font-weight="bold" officeooo:rsid="001c6f76" style:font-weight-asian="bold" style:font-weight-complex="bold"/>
    </style:style>
    <style:style style:name="T11" style:family="text">
      <style:text-properties officeooo:rsid="001a3e37"/>
    </style:style>
    <style:style style:name="T12" style:family="text">
      <style:text-properties officeooo:rsid="001b08d0"/>
    </style:style>
    <style:style style:name="T13" style:family="text">
      <style:text-properties officeooo:rsid="001c6f76"/>
    </style:style>
    <style:style style:name="T14" style:family="text">
      <style:text-properties officeooo:rsid="00210b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tient rentré pour détresse respiratoire <text:span text:style-name="T14">avec </text:span><text:span text:style-name="T7">dyspnée</text:span><text:span text:style-name="T14">. Il</text:span> a pour antécédents diabète de type 2, AVC ischémique <text:span text:style-name="T14">avec </text:span><text:span text:style-name="T7">hémiplégie</text:span><text:span text:style-name="T14"> droite</text:span>, <text:span text:style-name="T6">néphrectomie</text:span> droite, <text:span text:style-name="T6">artériopathie bilatérale</text:span>, BPCO :</text:p>
      <text:p text:style-name="P3"><text:span text:style-name="T1">A</text:span>ujourd’hui il était <text:span text:style-name="T6">asthénique</text:span>, <text:span text:style-name="T1">on a pris sa tension, elle était à 14/</text:span><text:span text:style-name="T3">8</text:span><text:span text:style-name="T2">, </text:span><text:span text:style-name="T4">t</text:span><text:span text:style-name="T5">achycarde </text:span><text:span text:style-name="T4">à 110 batt/</text:span><text:span text:style-name="T3">min et</text:span><text:span text:style-name="T5"> apyrétique</text:span><text:span text:style-name="T3">. On l’a donc laissé au lit pour qu’il se repose. </text:span></text:p>
      <text:p text:style-name="P3"><text:span text:style-name="T8">P</text:span><text:span text:style-name="T6">répr</text:span><text:span text:style-name="T7">o</text:span><text:span text:style-name="T6">ndial</text:span> il était à 1,28 au niveau de la glycémie, <text:span text:style-name="T11">donc on lui a fait ses deux unités d’insuline rapide.</text:span></text:p>
      <text:p text:style-name="P3"><text:span text:style-name="T1">O</text:span>n lui a fait une gazométrie il est en <text:span text:style-name="T6">hypercapnie et en hypoxie</text:span> donc en <text:span text:style-name="T6">acidose</text:span> donc on lui a injecté du bicarbonate. Il est sous <text:span text:style-name="T6">oxygénothérapie</text:span> <text:span text:style-name="T1">à 2L/mi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’est un m<text:span text:style-name="T12">onsieur rent</text:span>ré parce qu’il avait <text:span text:style-name="T6">plein d’urine dans la vess</text:span><text:span text:style-name="T9">ie</text:span><text:span text:style-name="T12">. Il y a deux semaines, il </text:span><text:span text:style-name="T9">urinait beaucoup </text:span><text:span text:style-name="T12">mais </text:span><text:span text:style-name="T9">que des petites mictions </text:span><text:span text:style-name="T12">et ça lui provoquait des douleurs. En plus, il a </text:span><text:span text:style-name="T9">mal en bas du dos à droite </text:span><text:span text:style-name="T12">et à la </text:span><text:span text:style-name="T9">tête</text:span><text:span text:style-name="T12">. On lui a donc fait une bandelette urinaire. Elle s’est avérée positive donc le médecin a </text:span><text:span text:style-name="T9">prescrit des antibiotiques.</text:span><text:span text:style-name="T12"> </text:span></text:p>
      <text:p text:style-name="P5">Ce patient a des <text:span text:style-name="T13">antécédents psychiatriques où il </text:span><text:span text:style-name="T10">buvait beaucoup toute sorte de liquides.</text:span></text:p>
      <text:p text:style-name="P4"><text:span text:style-name="T12">Ce matin il avait de l</text:span><text:span text:style-name="T9">a température </text:span><text:span text:style-name="T12">donc l’infirmière et lui a donné un </text:span><text:span text:style-name="T9">médicament pour la douleur.</text:span><text:span text:style-name="T12"> Par contre il </text:span><text:span text:style-name="T9">parlait énormément</text:span><text:span text:style-name="T12">. l’infirmière psy a été prévenue.</text:span></text:p>
      <text:p text:style-name="P4">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2:04:20.188643212</meta:creation-date>
    <meta:editing-duration>PT2M53S</meta:editing-duration>
    <meta:editing-cycles>2</meta:editing-cycles>
    <meta:generator>LibreOffice/6.0.7.3$Linux_X86_64 LibreOffice_project/00m0$Build-3</meta:generator>
    <dc:date>2019-02-28T22:04:39.971359860</dc:date>
    <meta:document-statistic meta:table-count="0" meta:image-count="0" meta:object-count="0" meta:page-count="1" meta:paragraph-count="8" meta:word-count="211" meta:character-count="1224" meta:non-whitespace-character-count="1017"/>
  </office:meta>
</office:document-meta>
</file>